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1" svg:font-family="Mangal"/>
    <style:font-face style:name="Verdana" svg:font-family="Verdana, 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1874in" fo:text-align="center" style:justify-single-word="false" fo:orphans="2" fo:widows="2" fo:text-indent="0in" style:auto-text-indent="false"/>
      <style:text-properties fo:font-variant="normal" fo:text-transform="none" fo:color="#000000" fo:letter-spacing="normal" style:font-name-asian="Verdana" style:font-size-asian="14pt" style:font-style-asian="normal" style:font-weight-asian="bold"/>
    </style:style>
    <style:style style:name="P2" style:family="paragraph" style:parent-style-name="Text_20_body">
      <style:paragraph-properties fo:margin-left="0in" fo:margin-right="0in" fo:margin-top="0in" fo:margin-bottom="0in" style:line-height-at-least="0.1874in" fo:orphans="2" fo:widows="2" fo:text-indent="0in" style:auto-text-indent="false"/>
      <style:text-properties fo:font-variant="normal" fo:text-transform="none" fo:color="#000000" fo:letter-spacing="normal" style:font-name-asian="Verdana" style:font-size-asian="12pt" style:font-style-asian="normal" style:font-weight-asian="normal"/>
    </style:style>
    <style:style style:name="P3" style:family="paragraph" style:parent-style-name="Text_20_body">
      <style:paragraph-properties fo:margin-left="0in" fo:margin-right="0in" fo:margin-top="0in" fo:margin-bottom="0in" style:line-height-at-least="0.1874in" fo:text-align="center" style:justify-single-word="false" fo:orphans="2" fo:widows="2" fo:text-indent="0in" style:auto-text-indent="false"/>
      <style:text-properties fo:font-variant="normal" fo:text-transform="none" fo:color="#333333" fo:letter-spacing="normal"/>
    </style:style>
    <style:style style:name="P4" style:family="paragraph" style:parent-style-name="Text_20_body">
      <style:paragraph-properties fo:margin-left="0in" fo:margin-right="0in" fo:margin-top="0in" fo:margin-bottom="0in" style:line-height-at-least="0.1874in" fo:text-align="center" style:justify-single-word="false" fo:orphans="2" fo:widows="2" fo:text-indent="0in" style:auto-text-indent="false"/>
    </style:style>
    <style:style style:name="P5" style:family="paragraph" style:parent-style-name="Text_20_body">
      <style:paragraph-properties fo:margin-left="0in" fo:margin-right="0in" fo:margin-top="0.0252in" fo:margin-bottom="0in" style:line-height-at-least="0.1874in" fo:text-align="start" style:justify-single-word="false" fo:orphans="2" fo:widows="2" fo:text-indent="0in" style:auto-text-indent="false"/>
      <style:text-properties fo:font-variant="normal" fo:text-transform="none" fo:color="#333333" fo:letter-spacing="normal"/>
    </style:style>
    <style:style style:name="P6" style:family="paragraph" style:parent-style-name="Text_20_body">
      <style:paragraph-properties fo:margin-left="0in" fo:margin-right="0in" fo:margin-top="0.0252in" fo:margin-bottom="0in" style:line-height-at-least="0.1874in" fo:text-align="start" style:justify-single-word="false" fo:orphans="2" fo:widows="2" fo:text-indent="0in" style:auto-text-indent="false"/>
      <style:text-properties fo:font-variant="normal" fo:text-transform="none" fo:color="#000000" fo:letter-spacing="normal" style:font-name-asian="Verdana" style:font-size-asian="12pt" style:font-style-asian="normal" style:font-weight-asian="bold"/>
    </style:style>
    <style:style style:name="P7" style:family="paragraph" style:parent-style-name="Text_20_body">
      <style:paragraph-properties fo:margin-left="0in" fo:margin-right="0in" fo:margin-top="0.0252in" fo:margin-bottom="0in" style:line-height-at-least="0.1874in" fo:text-align="start" style:justify-single-word="false" fo:orphans="2" fo:widows="2" fo:text-indent="0in" style:auto-text-indent="false"/>
      <style:text-properties fo:font-variant="normal" fo:text-transform="none" fo:color="#000000" fo:letter-spacing="normal" style:font-name-asian="Verdana" style:font-size-asian="12pt" style:font-style-asian="normal" style:font-weight-asian="normal"/>
    </style:style>
    <style:style style:name="P8" style:family="paragraph" style:parent-style-name="Text_20_body">
      <style:paragraph-properties fo:margin-left="0in" fo:margin-right="0in" fo:margin-top="0.0252in" fo:margin-bottom="0in" style:line-height-at-least="0.1874in" fo:text-align="start" style:justify-single-word="false" fo:orphans="2" fo:widows="2" fo:text-indent="0.3335in" style:auto-text-indent="false"/>
      <style:text-properties fo:font-variant="normal" fo:text-transform="none" fo:color="#000000" fo:letter-spacing="normal" style:font-name-asian="Verdana" style:font-size-asian="12pt" style:font-style-asian="normal" style:font-weight-asian="normal"/>
    </style:style>
    <style:style style:name="P9" style:family="paragraph" style:parent-style-name="Text_20_body">
      <style:paragraph-properties fo:margin-left="0in" fo:margin-right="0in" fo:margin-top="0.0252in" fo:margin-bottom="0in" style:line-height-at-least="0.1874in" fo:text-align="start" style:justify-single-word="false" fo:orphans="2" fo:widows="2" fo:text-indent="0.2917in" style:auto-text-indent="false"/>
      <style:text-properties fo:font-variant="normal" fo:text-transform="none" fo:color="#333333" fo:letter-spacing="normal"/>
    </style:style>
    <style:style style:name="P10" style:family="paragraph" style:parent-style-name="Text_20_body">
      <style:paragraph-properties fo:margin-left="0in" fo:margin-right="0in" fo:margin-top="0.0252in" fo:margin-bottom="0in" style:line-height-at-least="0.1874in" fo:text-align="start" style:justify-single-word="false" fo:orphans="2" fo:widows="2" fo:text-indent="0.2917in" style:auto-text-indent="false"/>
      <style:text-properties fo:font-variant="normal" fo:text-transform="none" fo:color="#000000" fo:letter-spacing="normal" style:font-name-asian="Verdana" style:font-size-asian="12pt" style:font-style-asian="normal" style:font-weight-asian="normal"/>
    </style:style>
    <style:style style:name="P11" style:family="paragraph" style:parent-style-name="Text_20_body">
      <style:paragraph-properties fo:margin-left="0in" fo:margin-right="0in" fo:margin-top="0.0252in" fo:margin-bottom="0in" style:line-height-at-least="0.1874in" fo:text-align="start" style:justify-single-word="false" fo:orphans="2" fo:widows="2" fo:text-indent="0.2665in" style:auto-text-indent="false"/>
      <style:text-properties fo:font-variant="normal" fo:text-transform="none" fo:color="#333333" fo:letter-spacing="normal"/>
    </style:style>
    <style:style style:name="P12" style:family="paragraph" style:parent-style-name="Text_20_body">
      <style:paragraph-properties fo:margin-left="0in" fo:margin-right="0in" fo:margin-top="0.0252in" fo:margin-bottom="0in" style:line-height-at-least="0.1874in" fo:text-align="start" style:justify-single-word="false" fo:orphans="2" fo:widows="2" fo:text-indent="0.302in" style:auto-text-indent="false"/>
      <style:text-properties fo:font-variant="normal" fo:text-transform="none" fo:color="#333333" fo:letter-spacing="normal"/>
    </style:style>
    <style:style style:name="P13" style:family="paragraph" style:parent-style-name="Text_20_body">
      <style:paragraph-properties fo:margin-left="0.2874in" fo:margin-right="0in" fo:margin-top="0.0252in" fo:margin-bottom="0in" style:line-height-at-least="0.1874in" fo:text-align="start" style:justify-single-word="false" fo:orphans="2" fo:widows="2" fo:text-indent="0in" style:auto-text-indent="false"/>
      <style:text-properties fo:font-variant="normal" fo:text-transform="none" fo:color="#333333" fo:letter-spacing="normal"/>
    </style:style>
    <style:style style:name="P14" style:family="paragraph" style:parent-style-name="Text_20_body">
      <style:paragraph-properties fo:margin-left="0.2898in" fo:margin-right="0in" fo:margin-top="0.0252in" fo:margin-bottom="0in" style:line-height-at-least="0.1874in" fo:text-align="start" style:justify-single-word="false" fo:orphans="2" fo:widows="2" fo:text-indent="0in" style:auto-text-indent="false"/>
      <style:text-properties fo:font-variant="normal" fo:text-transform="none" fo:color="#333333" fo:letter-spacing="normal"/>
    </style:style>
    <style:style style:name="P15" style:family="paragraph" style:parent-style-name="Text_20_body">
      <style:paragraph-properties fo:margin-left="0in" fo:margin-right="0in" fo:margin-top="0.0252in" fo:margin-bottom="0in" style:line-height-at-least="0.1874in" fo:text-align="start" style:justify-single-word="false" fo:orphans="2" fo:widows="2" fo:text-indent="0.2673in" style:auto-text-indent="false"/>
      <style:text-properties fo:font-variant="normal" fo:text-transform="none" fo:color="#000000" fo:letter-spacing="normal" style:font-name-asian="Verdana" style:font-size-asian="12pt" style:font-style-asian="normal" style:font-weight-asian="normal"/>
    </style:style>
    <style:style style:name="P16" style:family="paragraph" style:parent-style-name="Text_20_body">
      <style:paragraph-properties fo:margin-left="0in" fo:margin-right="0in" fo:margin-top="0.0252in" fo:margin-bottom="0in" style:line-height-at-least="0.1874in" fo:text-align="start" style:justify-single-word="false" fo:orphans="2" fo:widows="2" fo:text-indent="0.2673in" style:auto-text-indent="false"/>
      <style:text-properties fo:font-variant="normal" fo:text-transform="none" fo:color="#000000" fo:letter-spacing="normal"/>
    </style:style>
    <style:style style:name="P17" style:family="paragraph" style:parent-style-name="Text_20_body">
      <style:paragraph-properties fo:margin-left="0in" fo:margin-right="0in" fo:margin-top="0.0252in" fo:margin-bottom="0in" style:line-height-at-least="0.1874in" fo:text-align="start" style:justify-single-word="false" fo:orphans="2" fo:widows="2" fo:text-indent="0.2673in" style:auto-text-indent="false"/>
      <style:text-properties fo:font-variant="normal" fo:text-transform="none" fo:color="#333333" fo:letter-spacing="normal"/>
    </style:style>
    <style:style style:name="P18" style:family="paragraph" style:parent-style-name="Text_20_body">
      <style:paragraph-properties fo:margin-left="0in" fo:margin-right="0in" fo:margin-top="0in" fo:margin-bottom="0in" style:line-height-at-least="0.1874in" fo:orphans="2" fo:widows="2" fo:text-indent="0.2957in" style:auto-text-indent="false"/>
      <style:text-properties fo:font-variant="normal" fo:text-transform="none" fo:color="#000000" fo:letter-spacing="normal" style:font-name-asian="Verdana" style:font-size-asian="10.5pt" style:font-style-asian="normal" style:font-weight-asian="normal"/>
    </style:style>
    <style:style style:name="P19" style:family="paragraph" style:parent-style-name="Text_20_body">
      <style:paragraph-properties fo:margin-left="0in" fo:margin-right="0in" fo:margin-top="0.0252in" fo:margin-bottom="0in" style:line-height-at-least="0.1874in" fo:text-align="start" style:justify-single-word="false" fo:orphans="2" fo:widows="2" fo:text-indent="0.4126in" style:auto-text-indent="false"/>
      <style:text-properties fo:font-variant="normal" fo:text-transform="none" fo:color="#000000" fo:letter-spacing="normal"/>
    </style:style>
    <style:style style:name="P20" style:family="paragraph" style:parent-style-name="Text_20_body">
      <style:paragraph-properties fo:margin-left="0.552in" fo:margin-right="0in" fo:margin-top="0.0252in" fo:margin-bottom="0in" style:line-height-at-least="0.1874in" fo:text-align="start" style:justify-single-word="false" fo:orphans="2" fo:widows="2" fo:text-indent="-0.25in" style:auto-text-indent="false"/>
      <style:text-properties fo:font-variant="normal" fo:text-transform="none" fo:color="#333333" fo:letter-spacing="normal"/>
    </style:style>
    <style:style style:name="P21" style:family="paragraph" style:parent-style-name="Text_20_body">
      <style:paragraph-properties fo:margin-left="0in" fo:margin-right="0in" fo:margin-top="0.0252in" fo:margin-bottom="0in" style:line-height-at-least="0.1874in" fo:text-align="start" style:justify-single-word="false" fo:orphans="2" fo:widows="2" fo:text-indent="0.2953in" style:auto-text-indent="false"/>
      <style:text-properties fo:font-variant="normal" fo:text-transform="none" fo:color="#000000" fo:letter-spacing="normal" style:font-name-asian="Verdana" style:font-size-asian="12pt" style:font-style-asian="normal" style:font-weight-asian="normal"/>
    </style:style>
    <style:style style:name="P22" style:family="paragraph" style:parent-style-name="Text_20_body">
      <style:paragraph-properties fo:margin-left="0in" fo:margin-right="0in" fo:margin-top="0.0252in" fo:margin-bottom="0in" style:line-height-at-least="0.1874in" fo:text-align="start" style:justify-single-word="false" fo:orphans="2" fo:widows="2" fo:text-indent="0.2673in" style:auto-text-indent="false"/>
      <style:text-properties fo:font-variant="normal" fo:text-transform="none" fo:color="#000000" fo:letter-spacing="normal" fo:font-weight="bold" fo:background-color="#ffff00" style:font-name-asian="Verdana" style:font-size-asian="12pt" style:font-style-asian="normal" style:font-weight-asian="bold" style:font-weight-complex="bold"/>
    </style:style>
    <style:style style:name="P23" style:family="paragraph" style:parent-style-name="Text_20_body">
      <style:paragraph-properties fo:margin-left="0in" fo:margin-right="0in" fo:margin-top="0.0252in" fo:margin-bottom="0in" style:line-height-at-least="0.1874in" fo:text-align="start" style:justify-single-word="false" fo:orphans="2" fo:widows="2" fo:text-indent="0.2673in" style:auto-text-indent="false"/>
      <style:text-properties fo:font-variant="normal" fo:text-transform="none" fo:color="#333333" fo:letter-spacing="normal" fo:font-weight="bold" fo:background-color="#ffff00" style:font-weight-asian="bold" style:font-weight-complex="bold"/>
    </style:style>
    <style:style style:name="T1" style:family="text">
      <style:text-properties fo:color="#000000" style:font-name-asian="Verdana" style:font-size-asian="12pt" style:language-asian="en" style:country-asian="US" style:font-style-asian="normal" style:font-weight-asian="normal"/>
    </style:style>
    <style:style style:name="T2" style:family="text">
      <style:text-properties fo:color="#000000" style:font-name-asian="Verdana" style:font-size-asian="12pt" style:font-style-asian="normal"/>
    </style:style>
    <style:style style:name="T3" style:family="text">
      <style:text-properties fo:color="#000000" style:font-name-asian="Verdana" style:font-size-asian="12pt" style:font-style-asian="normal" style:font-weight-asian="normal"/>
    </style:style>
    <style:style style:name="T4" style:family="text">
      <style:text-properties fo:color="#000000" style:font-name-asian="Verdana" style:font-size-asian="12pt" style:font-style-asian="normal" style:font-weight-asian="bold"/>
    </style:style>
    <style:style style:name="T5" style:family="text">
      <style:text-properties fo:color="#000000" style:font-name-asian="Verdana" style:font-size-asian="9pt" style:language-asian="en" style:country-asian="US" style:font-style-asian="normal" style:font-weight-asian="normal"/>
    </style:style>
    <style:style style:name="T6" style:family="text">
      <style:text-properties fo:color="#000000" style:font-name-asian="Verdana" style:font-size-asian="14pt" style:font-style-asian="normal" style:font-weight-asian="normal"/>
    </style:style>
    <style:style style:name="T7" style:family="text">
      <style:text-properties fo:color="#000000" style:font-name="Verdana" fo:font-size="12pt" fo:language="en" fo:country="US" fo:font-style="normal"/>
    </style:style>
    <style:style style:name="T8" style:family="text">
      <style:text-properties fo:color="#000000" style:font-name="Verdana" fo:font-size="12pt" fo:language="en" fo:country="US" fo:font-style="normal" fo:font-weight="normal"/>
    </style:style>
    <style:style style:name="T9" style:family="text">
      <style:text-properties fo:color="#000000" style:font-name="Verdana" fo:font-size="14pt" fo:language="en" fo:country="US" fo:font-style="normal" fo:font-weight="normal"/>
    </style:style>
    <style:style style:name="T10" style:family="text">
      <style:text-properties fo:color="#000000" fo:font-weight="bold" fo:background-color="#ffff00" style:font-name-asian="Verdana" style:font-size-asian="12pt" style:font-style-asian="normal" style:font-weight-asian="bold" style:font-weight-complex="bold"/>
    </style:style>
    <style:style style:name="T11" style:family="text">
      <style:text-properties fo:color="#000000" fo:font-weight="bold" style:font-name-asian="Verdana" style:font-size-asian="12pt" style:font-style-asian="normal" style:font-weight-asian="bold" style:font-weight-complex="bold"/>
    </style:style>
    <style:style style:name="T12" style:family="text">
      <style:text-properties style:font-name="Verdana" fo:font-size="12pt" fo:language="en" fo:country="US" fo:font-style="normal" fo:font-weight="normal"/>
    </style:style>
    <style:style style:name="T13" style:family="text">
      <style:text-properties style:font-name-asian="Verdana" style:font-size-asian="12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中国科学院计算技术研究所攻读硕士学位研究生培养方案</text:p>
      <text:p text:style-name="P3"><text:span text:style-name="T9">2005</text:span><text:span text:style-name="T6">年</text:span><text:span text:style-name="T9">3</text:span><text:span text:style-name="T6">月</text:span></text:p>
      <text:p text:style-name="P5"> </text:p>
      <text:p text:style-name="P6">一．培养目标</text:p>
      <text:p text:style-name="P11"><text:span text:style-name="T8">1</text:span><text:span text:style-name="T3">、掌握马克思主义基本原理、毛泽东思想和邓小平理论；具有民族自尊心和社会责任感、热爱祖国、遵纪守法、作风正派；具有追求真理、献身科学事业的敬业精神和科学道德。</text:span></text:p>
      <text:p text:style-name="P11"><text:span text:style-name="T8">2</text:span><text:span text:style-name="T3">、在本学科内具有坚实的基础理论和系统的专门知识，掌握从事本门学科研究工作所需的研究手段，了解本学科和研究方向的国内外动态及发展方向，具有从事科学研究和独立工作的能力。</text:span></text:p>
      <text:p text:style-name="P9"><text:span text:style-name="T8">3</text:span><text:span text:style-name="T3">、较为熟练地掌握一门外语，能阅读本专业的外文资料，能撰写论文摘要，有一定的听说能力。</text:span></text:p>
      <text:p text:style-name="P12"><text:span text:style-name="T8">4</text:span><text:span text:style-name="T3">、具有健康的体魄。</text:span></text:p>
      <text:p text:style-name="P6">二、适用范围</text:p>
      <text:p text:style-name="P8">本方案适用于计算机科学与技术一级学科下所有二级学科专业的硕士生的培养（目前有四个二级学科）：</text:p>
      <text:p text:style-name="P13"><text:span text:style-name="T8">1</text:span><text:span text:style-name="T3">、计算机系统结构（</text:span><text:span text:style-name="T8">081201</text:span><text:span text:style-name="T3">）</text:span></text:p>
      <text:p text:style-name="P13"><text:span text:style-name="T8">2</text:span><text:span text:style-name="T3">、计算机软件与理论（</text:span><text:span text:style-name="T8">081202</text:span><text:span text:style-name="T3">）</text:span></text:p>
      <text:p text:style-name="P13"><text:span text:style-name="T8">3</text:span><text:span text:style-name="T3">、计算机应用技术（</text:span><text:span text:style-name="T8">081203</text:span><text:span text:style-name="T3">）</text:span></text:p>
      <text:p text:style-name="P13"><text:span text:style-name="T8">4</text:span><text:span text:style-name="T3">、信息安全（</text:span><text:span text:style-name="T8">081220</text:span><text:span text:style-name="T3">）</text:span></text:p>
      <text:p text:style-name="P6">三．招生方式</text:p>
      <text:p text:style-name="P2">　　推荐免试：根据专业对口的原则，对少数优秀的全国重点院校应届本科毕业生，可根据学校推荐和计算所复试的方式择优录取为硕士研究生。</text:p>
      <text:p text:style-name="P10">全国统考：已获得学士学位的在职人员、应届本科毕业生、大专毕业工作满两年的同等学力人员，通过参加全国统考，达到国家当年下达的录取分数线者，经复试择优录取为硕士研究生。</text:p>
      <text:p text:style-name="P6">四．学习年限</text:p>
      <text:p text:style-name="P10">硕士生的学习年限一般为二至三年，最长不超过四年。</text:p>
      <text:p text:style-name="P10">课程学习集中在第一、第二学期进行。第三学期开始论文选题，查阅文献，写出文献综述，作开题报告，确定论文题目。从论文开题到答辩，不得少于二个学期。</text:p>
      <text:p text:style-name="P6">五、培养方式</text:p>
      <text:p text:style-name="P9"><text:span text:style-name="T8">1</text:span><text:span text:style-name="T3">、硕士生的培养采取课程学习与科研工作相结合的方式，着重培养硕士生从事本门学科研究工作的能力，使硕士生在掌握本学科坚实的基础理论和系统的专门知识的基础上，具有从事科学研究和独立工作的能力。</text:span></text:p>
      <text:p text:style-name="P9"><text:span text:style-name="T8">2</text:span><text:span text:style-name="T3">、硕士生培养实行导师负责制，由导师或以导师为首的指导小组指导。</text:span></text:p>
      <text:p text:style-name="P14"><text:span text:style-name="T8">3</text:span><text:span text:style-name="T3">、建立规范化的学术交流和学术报告制度，按期检查培养环节的完成情况。</text:span></text:p>
      <text:p text:style-name="P9"><text:span text:style-name="T8">4</text:span><text:span text:style-name="T3">、导师应有适于培养硕士生的研究课题和充足的研究经费。导师应与学生定期交流，关心学生的思想品德、业务能力和综合素质。促进学生德、智、体全面发展。研究生所在的党支部、辅导员和导师要积极帮助和关心学生的思想进步和政治成长，在研究生在学期间，及时有针对性地进行集体主义、国情与爱国主义教育。</text:span></text:p>
      <text:p text:style-name="P6">六、课程学习的基本要求</text:p>
      <text:p text:style-name="P16"><text:span text:style-name="T13">硕士研究生的培养实行学分制，每个研究生总学分应不低于</text:span><text:span text:style-name="T12">35</text:span><text:span text:style-name="T13">学分，其中：课程学习</text:span><text:span text:style-name="T12">30</text:span><text:span text:style-name="T13">学分，必修环节</text:span><text:span text:style-name="T12">5</text:span><text:span text:style-name="T13">学分。</text:span></text:p>
      <text:p text:style-name="P18"><text:soft-page-break/>硕士研究生的课程学习包括学位课和非学位课；必修环节包括开题报告、中期考核、学术报告、社会实践等部分。</text:p>
      <text:p text:style-name="P17"><text:span text:style-name="T8">1</text:span><text:span text:style-name="T3">、课程设置</text:span></text:p>
      <text:p text:style-name="P15">课程分为学位课（含公共学位课、专业学位课）和非学位课（含公共选修课、专业选修课）。课程的设置注重基础性、宽广性和实用性。</text:p>
      <text:p text:style-name="P17"><text:span text:style-name="T8">1</text:span><text:span text:style-name="T3">） 公共学位课（共</text:span><text:span text:style-name="T8">6</text:span><text:span text:style-name="T3">学分）：</text:span></text:p>
      <text:p text:style-name="P19"><text:span text:style-name="T13">　英语．．．．．．．．．．</text:span><text:span text:style-name="T12">3</text:span><text:span text:style-name="T13">学分</text:span></text:p>
      <text:p text:style-name="P16"><text:span text:style-name="T13">　  自然辩证法．．．．．．．</text:span><text:span text:style-name="T12">2</text:span><text:span text:style-name="T13">学分</text:span></text:p>
      <text:p text:style-name="P16"><text:span text:style-name="T13">　　科学社会主义理论与实践．</text:span><text:span text:style-name="T12">1</text:span><text:span text:style-name="T13">学分</text:span></text:p>
      <text:p text:style-name="P17"><text:span text:style-name="T8">2</text:span><text:span text:style-name="T3">）专业学位课（不低于</text:span><text:span text:style-name="T8">12</text:span><text:span text:style-name="T3">学分）</text:span></text:p>
      <text:p text:style-name="P15">　　专业学位课三至四门，由导师指导研究生从研究生院确定的专业学位课程中选取。</text:p>
      <text:p text:style-name="P17"><text:span text:style-name="T8">3</text:span><text:span text:style-name="T3">） 公共选修课（不低于</text:span><text:span text:style-name="T8">3</text:span><text:span text:style-name="T3">学分）</text:span></text:p>
      <text:p text:style-name="P15">为了拓宽知识面，研究生可选修一些公共选修课（含社会科学、人文科学和管理科学类课程等）一至三门。学生可根据自己的专长和爱好选修。</text:p>
      <text:p text:style-name="P17"><text:span text:style-name="T8">4</text:span><text:span text:style-name="T3">） 专业选修课</text:span></text:p>
      <text:p text:style-name="P15">专业选修课（除学位课和公共选修课之外的其它课程）三至五门。专业选修课应考虑交叉学科、边缘学科、学科进展和学科综合等内容。由导师指导研究生选课。</text:p>
      <text:p text:style-name="P17"><text:span text:style-name="T8">5</text:span><text:span text:style-name="T3">） 学术报告：</text:span><text:span text:style-name="T8">1</text:span><text:span text:style-name="T3">学分</text:span></text:p>
      <text:p text:style-name="P15">为了促使硕士生能主动的关心和了解国内外本学科前沿的发展动向，开阔视野，启发创造力。要求每个硕士生，在学期间应至少听取六次以上的学术报告，并公开作一次学术报告。</text:p>
      <text:p text:style-name="P17"><text:span text:style-name="T8">6</text:span><text:span text:style-name="T3">） 开题报告：</text:span><text:span text:style-name="T8">2</text:span><text:span text:style-name="T3">分</text:span></text:p>
      <text:p text:style-name="P17"><text:span text:style-name="T8">7</text:span><text:span text:style-name="T3">） 中期考核：</text:span><text:span text:style-name="T8">1</text:span><text:span text:style-name="T3">分</text:span></text:p>
      <text:p text:style-name="P17"><text:span text:style-name="T8">8</text:span><text:span text:style-name="T3">） 社会实践：</text:span><text:span text:style-name="T8">1</text:span><text:span text:style-name="T3">分</text:span></text:p>
      <text:p text:style-name="P10">硕士研究生须参加一定工作量的助研工作，或参加所里组织的社会实践活动。</text:p>
      <text:p text:style-name="P17"><text:span text:style-name="T8">2</text:span><text:span text:style-name="T3">、课程学习</text:span></text:p>
      <text:p text:style-name="P15">硕士研究生第一学年集中在研究生院进行课程学习，授课考核工作由中国科学院研究生院承担。需到院外修课或由导师开课者，应到研究生院办理有关手续，否则成绩不予认可。由导师开的课程，可由导师指定参考书，学生进行自学，由导师组织考试，决定成绩，经研究生部确认后，由研究生院登录成绩。</text:p>
      <text:p text:style-name="P15">为了扩大学生的知识领域，使学生能了解和掌握本学科的最新成果和发展趋势，适时开设一些高水平的学位课程，注意引进和参考科技发达国家优秀研究生教材的内容，反映出科学院的综合优势和特色。</text:p>
      <text:p text:style-name="P16"><text:span text:style-name="T13">教师应指导研究生自学，对于主要专业课，要求学生不仅学习指定的教材，而且要阅读最新的文献资料，及时了解当前国际发展的方向与水平</text:span><text:span text:style-name="T12">; </text:span><text:span text:style-name="T13">或组织讨论班</text:span><text:span text:style-name="T12">, </text:span><text:span text:style-name="T13">通过学生学习指定教材和文献</text:span><text:span text:style-name="T12">, </text:span><text:span text:style-name="T13">在讨论班上报告</text:span><text:span text:style-name="T12">,</text:span><text:span text:style-name="T13">导师加以指导。鼓励学生在课程学习期间撰写文献综述、专题讲座等方面的报告，积极参加学术活动。</text:span></text:p>
      <text:p text:style-name="P6">七．主要培养环节及有关要求</text:p>
      <text:p text:style-name="P20"><text:span text:style-name="T8">1</text:span><text:span text:style-name="T1">、</text:span><text:span text:style-name="T5">  </text:span><text:span text:style-name="T3">制定个人培养计划</text:span></text:p>
      <text:p text:style-name="P21">硕士生入学后三个月内，在导师指导下完成个人培养计划。内容包括：培养目标和要求、课程安排、文献阅读、实验技术、科研与开发、学术交流、社会实践、学位论文等方面的要求和进度计划。</text:p>
      <text:p text:style-name="P9"><text:span text:style-name="T8">2</text:span><text:span text:style-name="T3">、</text:span><text:span text:style-name="T4">培养环节</text:span></text:p>
      <text:p text:style-name="P15"><text:soft-page-break/>论文工作是研究生培养的重要组成部分，是对研究生进行科学研究或承担专门技术工作的全面训练，是培养研究生综合运用所学知识发现问题、分析问题和解决问题能力的主要环节。</text:p>
      <text:p text:style-name="P22">硕士学位论文工作大体上分为选题、科学实践和学位论文写作三个阶段</text:p>
      <text:p text:style-name="P17"><text:span text:style-name="T8">1</text:span><text:span text:style-name="T3">）论文选题应同导师的科研任务密切结合，这样既可以使研究生在学期间就能为国家做贡献</text:span><text:span text:style-name="T8">,</text:span><text:span text:style-name="T3">又能保证论文工作有较好的基础条件</text:span><text:span text:style-name="T8">(</text:span><text:span text:style-name="T3">经费、设备等</text:span><text:span text:style-name="T8">)</text:span><text:span text:style-name="T3">，确保培养质量。选题还应结合研究生的基础理论、专业知识、实际工作能力等，要有利于充分发挥其特长和潜力，以使其在规定的时间内受到全面的科研工作的训练。</text:span></text:p>
      <text:p text:style-name="P17"><text:span text:style-name="T8">2</text:span><text:span text:style-name="T3">）硕士生应在导师的指导下，通过文献调研，在</text:span><text:span text:style-name="T10">第三学期写出论文开题报告</text:span><text:span text:style-name="T3">，并提交各室审核小组进行审核，在听取了专家的意见后，对报告内容进行修改。开题报告及其审核表需送交研究生部备案。（具体要求见《关于开题报告的暂行规定》）</text:span></text:p>
      <text:p text:style-name="P17"><text:span text:style-name="T8">3</text:span><text:span text:style-name="T3">）在完成科研课题的全过程中，导师应定期检查学生研究工作进展、考核论文水平。研究生要在导师的指导下，充分发挥自己的主观能动性，解放思想，大胆创新，勇于探索；积极参加所内外的有关学术活动，开阔眼界、扩大思路，吸取新的学术见解和方法，充实学位论文的内容。</text:span></text:p>
      <text:p text:style-name="P17"><text:span text:style-name="T8">4</text:span><text:span text:style-name="T3">）一般在</text:span><text:span text:style-name="T10">第五学期，各室按有关规定和程序对硕士生学习及论文工作情况进行中期考核</text:span><text:span text:style-name="T3">。通过中期考核充分了解硕士生在通过开题报告后论文工作进展情况，在一定的范围内集思广义，对硕士生论文工作中存在的问题和困难给予及时的指导和帮助。中期考核表需送交研究生部备案。（具体要求见《关于中期考核的暂行规定》）</text:span></text:p>
      <text:p text:style-name="P23"><text:span text:style-name="T7">5</text:span><text:span text:style-name="T2">）学术论文 硕士生在学期间应在计算所认定的学术期刊上至少发表一篇学术论文。</text:span></text:p>
      <text:p text:style-name="P17"><text:span text:style-name="T8">6</text:span><text:span text:style-name="T3">）导师应根据硕士生论文工作进展情况，确定学生进入学位论文的写作阶段。</text:span></text:p>
      <text:p text:style-name="P6">八．论文要求</text:p>
      <text:p text:style-name="P17"><text:span text:style-name="T8">1</text:span><text:span text:style-name="T3">、硕士生的硕士学位论文应在导师的指导下，有效地完成某项研究工作，课题研究的全过程必须由研究生亲自动手独立完成。几个人合作研究的项目，论文应分别撰写，论文内容应侧重于本人的研究工作，有关共同工作部分应加以说明。</text:span></text:p>
      <text:p text:style-name="P17"><text:span text:style-name="T8">2</text:span><text:span text:style-name="T3">、硕士学位论文对所研究的课题应当有新见解，表明作者具有从事科学研究工作或独立担负专门技术工作的能力。</text:span></text:p>
      <text:p text:style-name="P17"><text:span text:style-name="T8">3</text:span><text:span text:style-name="T3">、硕士学位论文应按《中国科学院计算技术研究所研究生学位论文撰写要求》编写、装订。论文中应无明显文字错误。</text:span></text:p>
      <text:p text:style-name="P6">九．学位论文答辩与学位申请</text:p>
      <text:p text:style-name="P7">　　硕士生学习期满，达到了我所硕士学位论文答辩资格，方可申请答辩，具体办法按《中国科学院计算技术研究所学位授予暂行条例实施细则》办理。</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Verdana" svg:font-family="Verdana, 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ng </meta:initial-creator>
    <meta:creation-date>2010-11-18T15:57:51</meta:creation-date>
    <dc:date>2010-11-18T16:00:12</dc:date>
    <dc:creator>ning </dc:creator>
    <meta:editing-duration>PT00H02M01S</meta:editing-duration>
    <meta:editing-cycles>7</meta:editing-cycles>
    <meta:generator>OpenOffice.org/3.2$Linux OpenOffice.org_project/320m12$Build-9483</meta:generator>
    <meta:document-statistic meta:table-count="0" meta:image-count="0" meta:object-count="0" meta:page-count="3" meta:paragraph-count="68" meta:word-count="1435" meta:character-count="3029"/>
  </office:meta>
</office:document-meta>
</file>